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93bf" officeooo:paragraph-rsid="001593bf"/>
    </style:style>
    <style:style style:name="P2" style:family="paragraph" style:parent-style-name="Standard">
      <style:text-properties officeooo:rsid="001667fb" officeooo:paragraph-rsid="001667fb"/>
    </style:style>
    <style:style style:name="T1" style:family="text">
      <style:text-properties officeooo:rsid="00184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ement of Purporse</text:p>
      <text:p text:style-name="P1"/>
      <text:p text:style-name="P1">Wikidata Bias Measurer / Predictor</text:p>
      <text:p text:style-name="P1">- By languages</text:p>
      <text:p text:style-name="P1">Which properties have the widest value probability distributions?</text:p>
      <text:p text:style-name="P1"/>
      <text:p text:style-name="P1"/>
      <text:p text:style-name="P1"/>
      <text:p text:style-name="P1">Which cultures are closest by:</text:p>
      <text:p text:style-name="P1">shared pages</text:p>
      <text:p text:style-name="P1">shared labels</text:p>
      <text:p text:style-name="P1">shared properties</text:p>
      <text:p text:style-name="P1"/>
      <text:p text:style-name="P1"/>
      <text:p text:style-name="P2">Epistemology. Are some things <text:span text:style-name="T1">not</text:span> fuzzy where they could b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Klein</meta:initial-creator>
    <meta:creation-date>2014-10-06T17:26:53.971807056</meta:creation-date>
    <dc:date>2014-10-06T17:29:28.828146085</dc:date>
    <dc:creator>Max Klein</dc:creator>
    <meta:editing-duration>PT36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9" meta:word-count="40" meta:character-count="266" meta:non-whitespace-character-count="235"/>
  </office:meta>
</office:document-meta>
</file>